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94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59cm" svg:height="7.391cm" svg:x="7.491cm" svg:y="3.521cm" svg:viewBox="0 0 5060 7392" svg:d="M0 2282c2679 5259 2729 5110 2729 5110h-50l2381-5110-198-694-496-992-645-397-1141-199-1191 397-595 447-347 595-248 496-199 149z">
          <text:p/>
        </draw:path>
        <draw:line draw:style-name="gr2" draw:text-style-name="P2" draw:layer="layout" svg:x1="2.232cm" svg:y1="3.572cm" svg:x2="2.083cm" svg:y2="22.225cm">
          <text:p/>
        </draw:line>
        <draw:line draw:style-name="gr2" draw:text-style-name="P2" draw:layer="layout" svg:x1="2.232cm" svg:y1="3.522cm" svg:x2="18.951cm" svg:y2="3.473cm">
          <text:p/>
        </draw:line>
        <draw:line draw:style-name="gr2" draw:text-style-name="P2" draw:layer="layout" svg:x1="18.752cm" svg:y1="3.572cm" svg:x2="18.851cm" svg:y2="22.622cm">
          <text:p/>
        </draw:line>
        <draw:line draw:style-name="gr2" draw:text-style-name="P2" draw:layer="layout" svg:x1="2.083cm" svg:y1="22.473cm" svg:x2="18.752cm" svg:y2="22.523cm">
          <text:p/>
        </draw:line>
        <draw:frame draw:style-name="gr3" draw:text-style-name="P3" draw:layer="layout" svg:width="1.442cm" svg:height="1.195cm" svg:x="9.525cm" svg:y="23.614cm">
          <draw:text-box>
            <text:p><text:span text:style-name="T1">13</text:span></text:p>
          </draw:text-box>
        </draw:frame>
        <draw:frame draw:style-name="gr3" draw:text-style-name="P3" draw:layer="layout" svg:width="1.442cm" svg:height="1.195cm" svg:x="19.397cm" svg:y="13.295cm">
          <draw:text-box>
            <text:p><text:span text:style-name="T1">15</text:span></text:p>
          </draw:text-box>
        </draw:frame>
        <draw:path draw:style-name="gr1" draw:text-style-name="P1" draw:layer="layout" svg:width="5.059cm" svg:height="7.391cm" svg:x="2.332cm" svg:y="3.472cm" svg:viewBox="0 0 5060 7392" svg:d="M0 2282c2679 5259 2729 5110 2729 5110h-50l2381-5110-198-694-496-992-645-397-1141-199-1191 397-595 447-347 595-248 496-199 149z">
          <text:p/>
        </draw:path>
        <draw:path draw:style-name="gr1" draw:text-style-name="P1" draw:layer="layout" svg:width="5.059cm" svg:height="7.391cm" svg:x="12.551cm" svg:y="3.57cm" svg:viewBox="0 0 5060 7392" svg:d="M0 2282c2679 5259 2729 5110 2729 5110h-50l2381-5110-198-694-496-992-645-397-1141-199-1191 397-595 447-347 595-248 496-199 149z">
          <text:p/>
        </draw:path>
        <draw:path draw:style-name="gr1" draw:text-style-name="P1" draw:layer="layout" svg:width="5.059cm" svg:height="7.391cm" draw:transform="rotate (3.08382225534878) translate (9.75237869467397cm 13.5829119870531cm)" svg:viewBox="0 0 5060 7392" svg:d="M0 2282c2679 5259 2729 5110 2729 5110h-50l2381-5110-198-694-496-992-645-397-1141-199-1191 397-595 447-347 595-248 496-199 149z">
          <text:p/>
        </draw:path>
        <draw:path draw:style-name="gr1" draw:text-style-name="P1" draw:layer="layout" svg:width="5.059cm" svg:height="7.391cm" draw:transform="rotate (3.08382225534878) translate (15.061378694674cm 13.3369119870531cm)" svg:viewBox="0 0 5060 7392" svg:d="M0 2282c2679 5259 2729 5110 2729 5110h-50l2381-5110-198-694-496-992-645-397-1141-199-1191 397-595 447-347 595-248 496-199 149z">
          <text:p/>
        </draw:path>
        <draw:path draw:style-name="gr1" draw:text-style-name="P1" draw:layer="layout" svg:width="5.059cm" svg:height="7.391cm" svg:x="2.232cm" svg:y="12.897cm" svg:viewBox="0 0 5060 7392" svg:d="M0 2282c2679 5259 2729 5110 2729 5110h-50l2381-5110-198-694-496-992-645-397-1141-199-1191 397-595 447-347 595-248 496-199 149z">
          <text:p/>
        </draw:path>
        <draw:path draw:style-name="gr1" draw:text-style-name="P1" draw:layer="layout" svg:width="5.059cm" svg:height="7.391cm" svg:x="12.401cm" svg:y="13.046cm" svg:viewBox="0 0 5060 7392" svg:d="M0 2282c2679 5259 2729 5110 2729 5110h-50l2381-5110-198-694-496-992-645-397-1141-199-1191 397-595 447-347 595-248 496-199 149z">
          <text:p/>
        </draw:path>
        <draw:path draw:style-name="gr1" draw:text-style-name="P1" draw:layer="layout" svg:width="5.059cm" svg:height="7.391cm" svg:x="2.232cm" svg:y="12.897cm" svg:viewBox="0 0 5060 7392" svg:d="M0 2282c2679 5259 2729 5110 2729 5110h-50l2381-5110-198-694-496-992-645-397-1141-199-1191 397-595 447-347 595-248 496-199 149z">
          <text:p/>
        </draw:path>
        <draw:path draw:style-name="gr1" draw:text-style-name="P1" draw:layer="layout" svg:width="5.059cm" svg:height="7.391cm" svg:x="7.589cm" svg:y="12.6cm" svg:viewBox="0 0 5060 7392" svg:d="M0 2282c2679 5259 2729 5110 2729 5110h-50l2381-5110-198-694-496-992-645-397-1141-199-1191 397-595 447-347 595-248 496-199 149z">
          <text:p/>
        </draw:path>
        <draw:path draw:style-name="gr1" draw:text-style-name="P1" draw:layer="layout" svg:width="5.059cm" svg:height="7.391cm" draw:transform="rotate (3.08382225534878) translate (14.813378694674cm 22.6139119870531cm)" svg:viewBox="0 0 5060 7392" svg:d="M0 2282c2679 5259 2729 5110 2729 5110h-50l2381-5110-198-694-496-992-645-397-1141-199-1191 397-595 447-347 595-248 496-199 149z">
          <text:p/>
        </draw:path>
        <draw:path draw:style-name="gr1" draw:text-style-name="P1" draw:layer="layout" svg:width="5.059cm" svg:height="7.391cm" draw:transform="rotate (3.08382225534878) translate (10.052378694674cm 22.3169119870531cm)" svg:viewBox="0 0 5060 7392" svg:d="M0 2282c2679 5259 2729 5110 2729 5110h-50l2381-5110-198-694-496-992-645-397-1141-199-1191 397-595 447-347 595-248 496-199 149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28T16:37:51.852394485</meta:creation-date>
    <dc:date>2021-02-28T16:59:17.573298548</dc:date>
    <meta:editing-duration>PT9M26S</meta:editing-duration>
    <meta:editing-cycles>3</meta:editing-cycles>
    <meta:generator>LibreOffice/7.0.1.2$MacOSX_X86_64 LibreOffice_project/7cbcfc562f6eb6708b5ff7d7397325de9e764452</meta:generator>
    <meta:document-statistic meta:object-count="17"/>
  </office:meta>
</office:document-meta>
</file>